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75c" officeooo:paragraph-rsid="001b275c"/>
    </style:style>
    <style:style style:name="P2" style:family="paragraph" style:parent-style-name="Standard">
      <style:text-properties officeooo:rsid="001c559d" officeooo:paragraph-rsid="001c5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 apt-get install php7.0-mysql</text:p>
      <text:p text:style-name="P2">apt-cache search php7</text:p>
      <text:p text:style-name="P2">sudo apt-get install libapache2-mod-php7.0</text:p>
      <text:p text:style-name="P2">sudo apt-get install php7.0-mcrypt</text:p>
      <text:p text:style-name="P2">sudo nano /etc/apache2/mods-enabled/dir.con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7:34:27.067919787</meta:creation-date>
    <dc:date>2017-10-13T17:51:16.819086493</dc:date>
    <meta:editing-duration>PT6M3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8" meta:character-count="174" meta:non-whitespace-character-count="161"/>
  </office:meta>
</office:document-meta>
</file>